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roid Sans Devanagari" svg:font-family="'Droid Sans Devanagari'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balibri" svg:font-family="balibri"/>
  </office:font-face-decls>
  <office:automatic-styles>
    <style:style style:name="Table1" style:family="table">
      <style:table-properties style:width="7.3688in" fo:margin-left="0.0035in" fo:margin-top="0in" fo:margin-bottom="0in" table:align="left" style:writing-mode="lr-tb"/>
    </style:style>
    <style:style style:name="Table1.A" style:family="table-column">
      <style:table-column-properties style:column-width="1.3708in"/>
    </style:style>
    <style:style style:name="Table1.B" style:family="table-column">
      <style:table-column-properties style:column-width="2.7257in"/>
    </style:style>
    <style:style style:name="Table1.C" style:family="table-column">
      <style:table-column-properties style:column-width="1.0069in"/>
    </style:style>
    <style:style style:name="Table1.D" style:family="table-column">
      <style:table-column-properties style:column-width="2.26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681in" fo:keep-together="auto"/>
    </style:style>
    <style:style style:name="Table1.3" style:family="table-row">
      <style:table-row-properties style:min-row-height="0.3618in" fo:keep-together="auto"/>
    </style:style>
    <style:style style:name="Table2" style:family="table">
      <style:table-properties style:width="7.3681in" fo:margin-left="0.0035in" fo:margin-top="0in" fo:margin-bottom="0in" table:align="left" style:writing-mode="lr-tb"/>
    </style:style>
    <style:style style:name="Table2.A" style:family="table-column">
      <style:table-column-properties style:column-width="1.6215in"/>
    </style:style>
    <style:style style:name="Table2.B" style:family="table-column">
      <style:table-column-properties style:column-width="5.7465in"/>
    </style:style>
    <style:style style:name="Table2.1" style:family="table-row">
      <style:table-row-properties style:min-row-height="1.0625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9375in" fo:keep-together="auto"/>
    </style:style>
    <style:style style:name="Table2.3" style:family="table-row">
      <style:table-row-properties style:min-row-height="0.6875in" fo:keep-together="auto"/>
    </style:style>
    <style:style style:name="Table3" style:family="table">
      <style:table-properties style:width="7.3681in" fo:margin-left="0.0035in" fo:margin-top="0in" fo:margin-bottom="0in" table:align="left" style:writing-mode="lr-tb"/>
    </style:style>
    <style:style style:name="Table3.A" style:family="table-column">
      <style:table-column-properties style:column-width="2.7667in"/>
    </style:style>
    <style:style style:name="Table3.B" style:family="table-column">
      <style:table-column-properties style:column-width="2.2958in"/>
    </style:style>
    <style:style style:name="Table3.C" style:family="table-column">
      <style:table-column-properties style:column-width="2.3056in"/>
    </style:style>
    <style:style style:name="Table3.1" style:family="table-row">
      <style:table-row-properties style:min-row-height="0.5042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fo:keep-together="auto"/>
    </style:style>
    <style:style style:name="P1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officeooo:rsid="0012feef" officeooo:paragraph-rsid="0012feef" style:font-size-asian="12pt" style:font-size-complex="12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officeooo:rsid="001463c9" officeooo:paragraph-rsid="001463c9" style:font-size-asian="12pt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officeooo:rsid="001463c9" officeooo:paragraph-rsid="001660fb" style:font-size-asian="12pt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style:letter-kerning="false" style:font-name-asian="Calibri2" style:font-size-asian="12pt" style:language-asian="en" style:country-asian="US" style:font-name-complex="Mangal" style:font-size-complex="12pt" style:language-complex="ne" style:country-complex="NP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fo:font-weight="bold" style:letter-kerning="false" style:font-name-asian="Calibri2" style:font-size-asian="12pt" style:language-asian="en" style:country-asian="US" style:font-weight-asian="bold" style:font-name-complex="Mangal" style:font-size-complex="12pt" style:language-complex="ne" style:country-complex="NP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Calibri" fo:font-size="11pt" fo:language="en" fo:country="US" style:letter-kerning="false" style:font-name-asian="Calibri2" style:font-size-asian="11pt" style:language-asian="en" style:country-asian="US" style:font-name-complex="Mangal" style:font-size-complex="10pt" style:language-complex="ne" style:country-complex="NP" fo:hyphenate="false" fo:hyphenation-remain-char-count="2" fo:hyphenation-push-char-count="2" loext:hyphenation-no-caps="false"/>
    </style:style>
    <style:style style:name="P11" style:family="paragraph" style:parent-style-name="Frame_20_contents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2pt" fo:language="en" fo:country="US" fo:font-weight="normal" officeooo:paragraph-rsid="0012feef" fo:background-color="#ffffff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Arial Narrow" fo:font-size="14pt" fo:language="en" fo:country="GB" officeooo:rsid="00332552" officeooo:paragraph-rsid="001694b4" style:letter-kerning="false" style:font-size-asian="14pt" style:font-name-complex="Arial" style:font-size-complex="10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Arial Narrow" fo:font-size="14pt" fo:language="en" fo:country="GB" officeooo:rsid="00443281" officeooo:paragraph-rsid="001694b4" style:letter-kerning="false" style:font-size-asian="14pt" style:font-name-complex="Arial" style:font-size-complex="10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Arial Narrow" fo:font-size="12pt" fo:language="en" fo:country="GB" officeooo:rsid="00332552" officeooo:paragraph-rsid="001694b4" style:letter-kerning="false" style:font-size-asian="12pt" style:font-name-complex="Arial" style:font-size-complex="12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balibri" fo:font-size="12pt" fo:language="en" fo:country="GB" officeooo:rsid="00332552" officeooo:paragraph-rsid="001694b4" style:letter-kerning="false" style:font-size-asian="12pt" style:font-name-complex="Arial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language="en" fo:country="US" style:letter-kerning="false" style:font-name-asian="Calibri2" style:language-asian="en" style:country-asian="US" style:font-name-complex="Mangal" style:language-complex="ne" style:country-complex="NP"/>
    </style:style>
    <style:style style:name="T4" style:family="text">
      <style:text-properties officeooo:rsid="001694b4"/>
    </style:style>
    <style:style style:name="T5" style:family="text">
      <style:text-properties officeooo:rsid="00189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l</text:span>UNIVERSITY OF BEDFORDSHIRE<text:line-break/>DEPARTMENT OF COMPUTER SCIENCE AND TECHNOLOGY</text:p>
      <text:p text:style-name="Standard"><text:span text:style-name="T2">Principles of Programming Assignment 2 </text:span><text:span text:style-name="T1">: CIS013-3 SEM3</text:span></text:p>
      <text:p text:style-name="P7">WEEKLY PROGRESS REPOR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STUDENT NAME</text:p>
          </table:table-cell>
          <table:table-cell table:style-name="Table1.A1" office:value-type="string">
            <text:p text:style-name="P3">BAIBHAV PAUDEL</text:p>
          </table:table-cell>
          <table:table-cell table:style-name="Table1.A1" office:value-type="string">
            <text:p text:style-name="P8">SUPERVISOR NAME</text:p>
          </table:table-cell>
          <table:table-cell table:style-name="Table1.A1" office:value-type="string">
            <text:p text:style-name="P8">Mr. Ajaya Sharma</text:p>
          </table:table-cell>
        </table:table-row>
        <table:table-row table:style-name="Table1.2">
          <table:table-cell table:style-name="Table1.A1" office:value-type="string">
            <text:p text:style-name="P8">PROJECT TITLE</text:p>
          </table:table-cell>
          <table:table-cell table:style-name="Table1.A1" table:number-columns-spanned="3" office:value-type="string">
            <text:p text:style-name="P11">Hotel Online Customer Booking and Management System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>REPORT NO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5">03-Aug-2022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ummary of Progress (including any problems) </text:p>
          </table:table-cell>
          <table:table-cell table:style-name="Table2.A1" office:value-type="string">
            <text:p text:style-name="P15">Conduct research for the introduction/overview and assignment description sections. Describe a critical component of the Luton Hotel application and project plan.</text:p>
            <text:p text:style-name="P14"/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8">Plan for next week</text:p>
          </table:table-cell>
          <table:table-cell table:style-name="Table2.A1" office:value-type="string">
            <text:p text:style-name="P13"><text:span text:style-name="T4">Will M</text:span>ap the functional, technological, and usability requirements.</text:p>
          </table:table-cell>
        </table:table-row>
        <table:table-row table:style-name="Table2.3">
          <table:table-cell table:style-name="Table2.A1" office:value-type="string">
            <text:p text:style-name="P8">Supervisor’s Comments</text:p>
          </table:table-cell>
          <table:table-cell table:style-name="Table2.A1" office:value-type="string">
            <text:p text:style-name="P2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2">
          <table:table-cell table:style-name="Table3.A1" office:value-type="string">
            <text:p text:style-name="P9">Student Signature</text:p>
          </table:table-cell>
          <table:table-cell table:style-name="Table3.A1" office:value-type="string">
            <text:p text:style-name="P9">TA Signature</text:p>
          </table:table-cell>
          <table:table-cell table:style-name="Table3.A1" office:value-type="string">
            <text:p text:style-name="P6"><text:span text:style-name="T3">Supervisor</text:span><text:bookmark text:name="_GoBack"/><text:span text:style-name="T3"> Signatur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roid Sans Devanagari" svg:font-family="'Droid Sans Devanagari'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balibri" svg:font-family="balibri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2" style:font-size-asian="10pt" style:language-asian="zh" style:country-asian="CN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2" style:font-size-asian="10pt" style:language-asian="zh" style:country-asian="CN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0pt" style:language-complex="ne" style:country-complex="NP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5in" fo:margin-left="0.5626in" fo:margin-right="0.562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2:17:00</meta:creation-date>
    <meta:initial-creator>Dell</meta:initial-creator>
    <dc:date>2022-08-05T08:51:28.940569810</dc:date>
    <meta:editing-cycles>34</meta:editing-cycles>
    <meta:editing-duration>PT6H9M38S</meta:editing-duration>
    <meta:generator>LibreOffice/7.2.7.2$Linux_X86_64 LibreOffice_project/20$Build-2</meta:generator>
    <meta:document-statistic meta:table-count="3" meta:image-count="0" meta:object-count="0" meta:page-count="1" meta:paragraph-count="21" meta:word-count="91" meta:character-count="662" meta:non-whitespace-character-count="591"/>
    <meta:user-defined meta:name="HyperlinksChanged" meta:value-type="boolean">false</meta:user-defined>
    <meta:user-defined meta:name="ICV">2B12B2B650C34521BBDEB93F53CBF1AD</meta:user-defined>
    <meta:user-defined meta:name="KSOProductBuildVer">1033-11.2.0.1119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